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ining points:</text:p>
      <text:list xml:id="list5526114418516322072" text:style-name="L1">
        <text:list-item>
          <text:p text:style-name="P1">points per second or distance</text:p>
        </text:list-item>
        <text:list-item>
          <text:p text:style-name="P1">points for pooping on people </text:p>
        </text:list-item>
      </text:list>
      <text:p text:style-name="Standard"/>
      <text:list xml:id="list492094711192903466" text:style-name="L2">
        <text:list-item>
          <text:p text:style-name="P2">0,1 s moving / 1 meter travelling: 1 pts</text:p>
        </text:list-item>
        <text:list-item>
          <text:p text:style-name="P2">car: 50 pts</text:p>
        </text:list-item>
        <text:list-item>
          <text:p text:style-name="P2">static person: 100 pts</text:p>
        </text:list-item>
        <text:list-item>
          <text:p text:style-name="P2">moving person (slow): 250 pts</text:p>
        </text:list-item>
        <text:list-item>
          <text:p text:style-name="P2">moving person (fast): 500 pts</text:p>
        </text:list-item>
        <text:list-item>
          <text:p text:style-name="P2">hot-dog-stand (hitting the food): 1000 p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38S</meta:editing-duration>
    <meta:editing-cycles>4</meta:editing-cycles>
    <meta:generator>OpenOffice/4.1.2$Win32 OpenOffice.org_project/412m3$Build-9782</meta:generator>
    <dc:date>2016-10-05T09:39:01.63</dc:date>
    <dc:creator>Joey </dc:creator>
    <meta:document-statistic meta:table-count="0" meta:image-count="0" meta:object-count="0" meta:page-count="1" meta:paragraph-count="9" meta:word-count="52" meta:character-count="254"/>
    <meta:user-defined meta:name="Info 1"/>
    <meta:user-defined meta:name="Info 2"/>
    <meta:user-defined meta:name="Info 3"/>
    <meta:user-defined meta:name="Info 4"/>
  </office:meta>
</office:document-meta>
</file>